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a xlink:href="python://for each=&quot;o in objects&quot;" xlink:type="simple">FOR EACH O IN OBJECTS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 calcext:value-type="string">
            <text:p><text:a xlink:href="python://o.name + ' ' + duration_title" xlink:type="simple">TITL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2" office:value-type="string" calcext:value-type="string">
            <text:p>Schüler Name</text:p>
          </table:table-cell>
          <table:table-cell table:style-name="ce2" office:value-type="string" calcext:value-type="string">
            <text:p>Anmeldung</text:p>
          </table:table-cell>
          <table:table-cell table:style-name="ce2" office:value-type="string" calcext:value-type="string">
            <text:p>Minuten</text:p>
          </table:table-cell>
          <table:table-cell table:style-name="ce5" office:value-type="string" calcext:value-type="string">
            <text:p>Datum der ersten Unterrichtseinheit</text:p>
          </table:table-cell>
          <table:table-cell table:style-name="ce2" office:value-type="string" calcext:value-type="string">
            <text:p>Standort</text:p>
          </table:table-cell>
          <table:table-cell table:style-name="ce2" office:value-type="string" calcext:value-type="string">
            <text:p>„e“ für extern</text:p>
          </table:table-cell>
        </table:table-row>
        <table:table-row table:style-name="ro1">
          <table:table-cell table:style-name="ce3" office:value-type="string" calcext:value-type="string">
            <text:p><text:a xlink:href="python://for each=&quot;r in students(o)&quot;" xlink:type="simple">FOR EACH R IN STUDENT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python://for each=&quot;s in r.regs&quot;" xlink:type="simple">FOR EACH S IN REGS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python://s.reg.student_id.name" xlink:type="simple">NAME</text:a></text:p>
          </table:table-cell>
          <table:table-cell office:value-type="string" calcext:value-type="string">
            <text:p><text:a xlink:href="python://s.reg.name" xlink:type="simple">NO</text:a></text:p>
          </table:table-cell>
          <table:table-cell office:value-type="string" calcext:value-type="string">
            <text:p><text:a xlink:href="python://minutes(s)" xlink:type="simple">MINUTES</text:a></text:p>
          </table:table-cell>
          <table:table-cell office:value-type="string" calcext:value-type="string">
            <text:p><text:a xlink:href="python://start_date(s)" xlink:type="simple">START_DATE</text:a></text:p>
          </table:table-cell>
          <table:table-cell office:value-type="string" calcext:value-type="string">
            <text:p><text:a xlink:href="python://s.reg.location_id.name" xlink:type="simple">LOCATION</text:a></text:p>
          </table:table-cell>
          <table:table-cell office:value-type="string" calcext:value-type="string">
            <text:p><text:a xlink:href="python://s.reg.student_of_loc and '' or 'e'" xlink:type="simple">EXTERN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 calcext:value-type="string">
            <text:p><text:a xlink:href="python://r.minutes" xlink:type="simple">ALL_MINUT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2:11:44.242021318</meta:creation-date>
    <meta:generator>LibreOffice/4.2.7.2$Linux_X86_64 LibreOffice_project/420m0$Build-2</meta:generator>
    <dc:date>2014-12-29T16:59:49.190085057</dc:date>
    <meta:editing-duration>PT4H41M25S</meta:editing-duration>
    <meta:editing-cycles>22</meta:editing-cycles>
    <meta:document-statistic meta:table-count="1" meta:cell-count="20" meta:object-count="0"/>
  </office:meta>
</office:document-meta>
</file>